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P1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layer="layout" svg:width="15.163cm" svg:height="5.917cm" svg:x="2.14cm" svg:y="19.526cm">
          <text:p/>
        </draw:rect>
        <draw:rect draw:style-name="gr1" draw:layer="layout" svg:width="15.163cm" svg:height="4.709cm" svg:x="2.183cm" svg:y="0.95cm">
          <text:p/>
        </draw:rect>
        <draw:rect draw:style-name="gr1" draw:layer="layout" svg:width="15.163cm" svg:height="5.53cm" svg:x="2.182cm" svg:y="13.694cm">
          <text:p/>
        </draw:rect>
        <draw:rect draw:style-name="gr1" draw:layer="layout" svg:width="15.098cm" svg:height="7.474cm" svg:x="2.203cm" svg:y="5.918cm">
          <text:p/>
        </draw:rect>
        <draw:ellipse draw:style-name="gr2" draw:text-style-name="P1" draw:id="id1" draw:layer="layout" svg:width="9.115cm" svg:height="1.223cm" svg:x="5.227cm" svg:y="1.067cm">
          <text:p text:style-name="P1">Why a new Language?</text:p>
        </draw:ellipse>
        <draw:ellipse draw:style-name="gr2" draw:text-style-name="P1" draw:id="id2" draw:layer="layout" svg:width="5.875cm" svg:height="1.352cm" svg:x="6.826cm" svg:y="3.4cm">
          <text:p text:style-name="P1">Rascal Concepts</text:p>
        </draw:ellipse>
        <draw:ellipse draw:style-name="gr2" draw:text-style-name="P1" draw:id="id3" draw:layer="layout" svg:width="9.33cm" svg:height="1.469cm" svg:x="5.098cm" svg:y="6.567cm">
          <text:p text:style-name="P1">Some Classical Examples</text:p>
        </draw:ellipse>
        <draw:ellipse draw:style-name="gr2" draw:text-style-name="P1" draw:id="id4" draw:layer="layout" svg:width="8.553cm" svg:height="1.383cm" svg:x="5.487cm" svg:y="8.812cm">
          <text:p text:style-name="P1">A Motivating Example</text:p>
        </draw:ellipse>
        <draw:ellipse draw:style-name="gr2" draw:text-style-name="P1" draw:id="id5" draw:layer="layout" svg:width="6.826cm" svg:height="1.339cm" svg:x="6.35cm" svg:y="11.146cm">
          <text:p text:style-name="P1">More Examples</text:p>
        </draw:ellipse>
        <draw:ellipse draw:style-name="gr2" draw:text-style-name="P1" draw:id="id6" draw:layer="layout" svg:width="8.123cm" svg:height="1.209cm" svg:x="5.702cm" svg:y="14.429cm">
          <text:p text:style-name="P1">The Rascal Language</text:p>
        </draw:ellipse>
        <draw:ellipse draw:style-name="gr2" draw:text-style-name="P1" draw:id="id7" draw:layer="layout" svg:width="11.317cm" svg:height="2.16cm" svg:x="4.105cm" svg:y="16.416cm">
          <text:p text:style-name="P1">Built-in Operators and </text:p>
          <text:p text:style-name="P1">Library Functions</text:p>
        </draw:ellipse>
        <draw:ellipse draw:style-name="gr2" draw:text-style-name="P1" draw:id="id10" draw:layer="layout" svg:width="4.795cm" svg:height="1.296cm" svg:x="7.411cm" svg:y="23.757cm">
          <text:p text:style-name="P1">Glossary</text:p>
        </draw:ellipse>
        <draw:ellipse draw:style-name="gr2" draw:text-style-name="P1" draw:id="id9" draw:layer="layout" svg:width="5.485cm" svg:height="1.124cm" svg:x="7.021cm" svg:y="21.684cm">
          <text:p text:style-name="P1">Bibliography</text:p>
        </draw:ellipse>
        <draw:connector draw:style-name="gr3" draw:layer="layout" draw:type="line" svg:x1="9.784cm" svg:y1="2.29cm" svg:x2="9.763cm" svg:y2="3.4cm" draw:start-shape="id1" draw:start-glue-point="2" draw:end-shape="id2" draw:end-glue-point="0" svg:d="m9784 2290-21 1110">
          <text:p/>
        </draw:connector>
        <draw:connector draw:style-name="gr3" draw:layer="layout" draw:type="line" svg:x1="9.763cm" svg:y1="4.752cm" svg:x2="9.763cm" svg:y2="6.567cm" draw:start-shape="id2" draw:start-glue-point="2" draw:end-shape="id3" draw:end-glue-point="0" svg:d="m9763 4752v1815">
          <text:p/>
        </draw:connector>
        <draw:connector draw:style-name="gr3" draw:layer="layout" draw:type="line" svg:x1="9.763cm" svg:y1="8.036cm" svg:x2="9.763cm" svg:y2="8.812cm" draw:start-shape="id3" draw:start-glue-point="2" draw:end-shape="id4" draw:end-glue-point="0" svg:d="m9763 8036v776">
          <text:p/>
        </draw:connector>
        <draw:connector draw:style-name="gr3" draw:layer="layout" draw:type="line" svg:x1="9.763cm" svg:y1="10.195cm" svg:x2="9.763cm" svg:y2="11.146cm" draw:start-shape="id4" draw:start-glue-point="2" draw:end-shape="id5" draw:end-glue-point="0" svg:d="m9763 10195v951">
          <text:p/>
        </draw:connector>
        <draw:connector draw:style-name="gr3" draw:layer="layout" draw:type="line" svg:x1="9.763cm" svg:y1="12.485cm" svg:x2="9.763cm" svg:y2="14.429cm" draw:start-shape="id5" draw:start-glue-point="2" draw:end-shape="id6" draw:end-glue-point="0" svg:d="m9763 12485v1944">
          <text:p/>
        </draw:connector>
        <draw:connector draw:style-name="gr3" draw:layer="layout" draw:type="line" svg:x1="9.763cm" svg:y1="15.638cm" svg:x2="9.763cm" svg:y2="16.416cm" draw:start-shape="id6" draw:start-glue-point="2" draw:end-shape="id7" draw:end-glue-point="0" svg:d="m9763 15638v778">
          <text:p/>
        </draw:connector>
        <draw:connector draw:style-name="gr3" draw:layer="layout" draw:type="line" svg:x1="9.763cm" svg:y1="18.576cm" svg:x2="9.784cm" svg:y2="19.871cm" draw:start-shape="id7" draw:start-glue-point="2" draw:end-shape="id8" draw:end-glue-point="0" svg:d="m9763 18576 21 1295">
          <text:p/>
        </draw:connector>
        <draw:connector draw:style-name="gr3" draw:layer="layout" draw:type="line" svg:x1="9.763cm" svg:y1="22.808cm" svg:x2="9.808cm" svg:y2="23.757cm" draw:start-shape="id9" draw:start-glue-point="2" draw:end-shape="id10" draw:end-glue-point="0" svg:d="m9763 22808 45 949">
          <text:p/>
        </draw:connector>
        <draw:frame draw:style-name="gr4" draw:layer="layout" svg:width="1.025cm" svg:height="3.439cm" draw:transform="rotate (3.1415926535892) translate (3.638cm 18.16cm)">
          <draw:text-box>
            <text:p>Reference</text:p>
          </draw:text-box>
        </draw:frame>
        <draw:frame draw:style-name="gr4" draw:layer="layout" svg:width="1.025cm" svg:height="3.346cm" draw:transform="rotate (3.1415926535892) translate (3.423cm 11.248cm)">
          <draw:text-box>
            <text:p>Examples</text:p>
          </draw:text-box>
        </draw:frame>
        <draw:frame draw:style-name="gr4" draw:layer="layout" svg:width="1.025cm" svg:height="4.197cm" draw:transform="rotate (3.1415926535892) translate (3.554cm 5.374cm)">
          <draw:text-box>
            <text:p>Introduction</text:p>
          </draw:text-box>
        </draw:frame>
        <draw:ellipse draw:style-name="gr2" draw:text-style-name="P1" draw:id="id8" draw:layer="layout" svg:width="3.931cm" svg:height="0.95cm" svg:x="7.819cm" svg:y="19.871cm">
          <text:p text:style-name="P1">Tables</text:p>
        </draw:ellipse>
        <draw:connector draw:style-name="gr3" draw:layer="layout" draw:type="line" svg:x1="9.784cm" svg:y1="20.821cm" svg:x2="9.763cm" svg:y2="21.684cm" draw:start-shape="id8" draw:start-glue-point="2" draw:end-shape="id9" draw:end-glue-point="0" svg:d="m9784 20821-21 863">
          <text:p/>
        </draw:connector>
        <draw:frame draw:style-name="gr4" draw:layer="layout" svg:width="1.025cm" svg:height="2.686cm" draw:transform="rotate (3.1415926535892) translate (3.769cm 23.518cm)">
          <draw:text-box>
            <text:p>Suppo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3-11-20T08:45:33</meta:creation-date>
    <dc:date>2009-05-08T16:17:36</dc:date>
    <dc:language>en-US</dc:language>
    <meta:editing-cycles>11</meta:editing-cycles>
    <meta:editing-duration>PT01H21M59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